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7.65pt"/>
    </style:style>
    <style:style style:name="co4" style:family="table-column">
      <style:table-column-properties fo:break-before="auto" style:column-width="86.8pt"/>
    </style:style>
    <style:style style:name="co5" style:family="table-column">
      <style:table-column-properties fo:break-before="auto" style:column-width="81.01pt"/>
    </style:style>
    <style:style style:name="co6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bce4e5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ce4e5"/>
    </style:style>
    <style:style style:name="ce13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ce16" style:family="table-cell" style:parent-style-name="Default" style:data-style-name="N1">
      <style:table-cell-properties fo:background-color="#bce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>
      <style:text-properties fo:font-weight="normal" style:font-weight-asian="normal" style:font-weight-complex="normal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/>
    </style:style>
    <style:style style:name="ce18" style:family="table-cell" style:parent-style-name="Default">
      <style:text-properties fo:color="#000000" fo:font-weight="bold" style:font-weight-asian="bold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liced" table:style-name="ta1">
        <table:shapes>
          <draw:frame draw:z-index="0" draw:style-name="gr1" draw:text-style-name="P1" svg:width="453.71pt" svg:height="509.61pt" svg:x="433.45pt" svg:y="16.38pt">
            <draw:object draw:notify-on-update-of-ranges="sliced.L25:sliced.L25 sliced.A3:sliced.A20 sliced.B3:sliced.B20 sliced.C3:sliced.C20 sliced.C3:sliced.C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2" office:value-type="string" calcext:value-type="string">
            <text:p>2092 images (5 classes), CV = 10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STDEV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VGG16 MLP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IFT LogReg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 MLP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URF LogReg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MLP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G16 LogReg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SVM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G16 GBoost 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 SVM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 GBoost 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G16 SVM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GBoost 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G16 RF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 RF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RF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G16 DTree 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T DTree 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DTree 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2" office:value-type="string" calcext:value-type="string">
            <text:p>Trained using whole dataset (2,092), tested using transformed partial data (188)</text:p>
          </table:table-cell>
          <table:table-cell table:style-name="ce12" table:number-columns-repeated="3"/>
          <table:table-cell/>
        </table:table-row>
        <table:table-row table:style-name="ro1"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Transformation</text:p>
          </table:table-cell>
          <table:table-cell table:style-name="ce5" office:value-type="string" calcext:value-type="string">
            <text:p>Degree/Scale</text:p>
          </table:table-cell>
          <table:table-cell table:style-name="ce5" office:value-type="string" calcext:value-type="string">
            <text:p>Accuracy</text:p>
          </table:table-cell>
          <table:table-cell/>
        </table:table-row>
        <table:table-row table:style-name="ro1">
          <table:table-cell office:value-type="string" calcext:value-type="string">
            <text:p>SIFT LogReg</text:p>
          </table:table-cell>
          <table:table-cell office:value-type="string" calcext:value-type="string">
            <text:p>rotate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6.2765957446808" calcext:value-type="float">
            <text:p>96.28</text:p>
          </table:table-cell>
          <table:table-cell/>
        </table:table-row>
        <table:table-row table:style-name="ro1">
          <table:table-cell table:style-name="ce6" office:value-type="string" calcext:value-type="string">
            <text:p>SIFT LogReg</text:p>
          </table:table-cell>
          <table:table-cell table:style-name="ce6" office:value-type="string" calcext:value-type="string">
            <text:p>rotate</text:p>
          </table:table-cell>
          <table:table-cell table:style-name="ce6" office:value-type="float" office:value="180" calcext:value-type="float">
            <text:p>180</text:p>
          </table:table-cell>
          <table:table-cell table:style-name="ce19" office:value-type="float" office:value="97.3404255319149" calcext:value-type="float">
            <text:p>97.34</text:p>
          </table:table-cell>
          <table:table-cell/>
        </table:table-row>
        <table:table-row table:style-name="ro1">
          <table:table-cell office:value-type="string" calcext:value-type="string">
            <text:p>SIFT LogReg</text:p>
          </table:table-cell>
          <table:table-cell office:value-type="string" calcext:value-type="string">
            <text:p>rotate</text:p>
          </table:table-cell>
          <table:table-cell office:value-type="float" office:value="270" calcext:value-type="float">
            <text:p>270</text:p>
          </table:table-cell>
          <table:table-cell table:style-name="ce15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table:style-name="ce6" office:value-type="string" calcext:value-type="string">
            <text:p>SIFT LogReg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float" office:value="10" calcext:value-type="float">
            <text:p>10</text:p>
          </table:table-cell>
          <table:table-cell table:style-name="ce19" office:value-type="float" office:value="98.4042553191489" calcext:value-type="float">
            <text:p>98.40</text:p>
          </table:table-cell>
          <table:table-cell/>
        </table:table-row>
        <table:table-row table:style-name="ro1">
          <table:table-cell office:value-type="string" calcext:value-type="string">
            <text:p>SIFT LogReg</text:p>
          </table:table-cell>
          <table:table-cell office:value-type="string" calcext:value-type="string">
            <text:p>scale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93.6170212765958" calcext:value-type="float">
            <text:p>93.62</text:p>
          </table:table-cell>
          <table:table-cell/>
        </table:table-row>
        <table:table-row table:style-name="ro1">
          <table:table-cell office:value-type="string" calcext:value-type="string">
            <text:p>SIFT LogReg</text:p>
          </table:table-cell>
          <table:table-cell office:value-type="string" calcext:value-type="string">
            <text:p>scale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89.8936170212766" calcext:value-type="float">
            <text:p>89.89</text:p>
          </table:table-cell>
          <table:table-cell/>
        </table:table-row>
        <table:table-row table:style-name="ro1">
          <table:table-cell office:value-type="string" calcext:value-type="string">
            <text:p>SURF MLP</text:p>
          </table:table-cell>
          <table:table-cell office:value-type="string" calcext:value-type="string">
            <text:p>rotate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string" calcext:value-type="string">
            <text:p>SURF MLP</text:p>
          </table:table-cell>
          <table:table-cell office:value-type="string" calcext:value-type="string">
            <text:p>rotate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string" calcext:value-type="string">
            <text:p>SURF MLP</text:p>
          </table:table-cell>
          <table:table-cell office:value-type="string" calcext:value-type="string">
            <text:p>rotate</text:p>
          </table:table-cell>
          <table:table-cell office:value-type="float" office:value="270" calcext:value-type="float">
            <text:p>270</text:p>
          </table:table-cell>
          <table:table-cell table:style-name="ce15" office:value-type="float" office:value="96.2765957446808" calcext:value-type="float">
            <text:p>96.28</text:p>
          </table:table-cell>
          <table:table-cell/>
        </table:table-row>
        <table:table-row table:style-name="ro1">
          <table:table-cell office:value-type="string" calcext:value-type="string">
            <text:p>SURF MLP</text:p>
          </table:table-cell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3.6170212765958" calcext:value-type="float">
            <text:p>93.62</text:p>
          </table:table-cell>
          <table:table-cell/>
        </table:table-row>
        <table:table-row table:style-name="ro1">
          <table:table-cell office:value-type="string" calcext:value-type="string">
            <text:p>SURF MLP</text:p>
          </table:table-cell>
          <table:table-cell office:value-type="string" calcext:value-type="string">
            <text:p>scale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string" calcext:value-type="string">
            <text:p>SURF MLP</text:p>
          </table:table-cell>
          <table:table-cell office:value-type="string" calcext:value-type="string">
            <text:p>scale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79.7872340425532" calcext:value-type="float">
            <text:p>79.79</text:p>
          </table:table-cell>
          <table:table-cell/>
        </table:table-row>
        <table:table-row table:style-name="ro1">
          <table:table-cell office:value-type="string" calcext:value-type="string">
            <text:p>VGG16 MLP</text:p>
          </table:table-cell>
          <table:table-cell office:value-type="string" calcext:value-type="string">
            <text:p>rotate</text:p>
          </table:table-cell>
          <table:table-cell office:value-type="float" office:value="90" calcext:value-type="float">
            <text:p>90</text:p>
          </table:table-cell>
          <table:table-cell table:style-name="ce15" office:value-type="float" office:value="88.2978723404255" calcext:value-type="float">
            <text:p>88.30</text:p>
          </table:table-cell>
          <table:table-cell/>
        </table:table-row>
        <table:table-row table:style-name="ro1">
          <table:table-cell office:value-type="string" calcext:value-type="string">
            <text:p>VGG16 MLP</text:p>
          </table:table-cell>
          <table:table-cell office:value-type="string" calcext:value-type="string">
            <text:p>rotate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96.2765957446808" calcext:value-type="float">
            <text:p>96.28</text:p>
          </table:table-cell>
          <table:table-cell/>
        </table:table-row>
        <table:table-row table:style-name="ro1">
          <table:table-cell office:value-type="string" calcext:value-type="string">
            <text:p>VGG16 MLP</text:p>
          </table:table-cell>
          <table:table-cell office:value-type="string" calcext:value-type="string">
            <text:p>rotate</text:p>
          </table:table-cell>
          <table:table-cell office:value-type="float" office:value="270" calcext:value-type="float">
            <text:p>270</text:p>
          </table:table-cell>
          <table:table-cell table:style-name="ce15" office:value-type="float" office:value="90.9574468085106" calcext:value-type="float">
            <text:p>90.96</text:p>
          </table:table-cell>
          <table:table-cell/>
        </table:table-row>
        <table:table-row table:style-name="ro1">
          <table:table-cell office:value-type="string" calcext:value-type="string">
            <text:p>VGG16 MLP</text:p>
          </table:table-cell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96.2765957446808" calcext:value-type="float">
            <text:p>96.28</text:p>
          </table:table-cell>
          <table:table-cell/>
        </table:table-row>
        <table:table-row table:style-name="ro1">
          <table:table-cell office:value-type="string" calcext:value-type="string">
            <text:p>VGG16 MLP</text:p>
          </table:table-cell>
          <table:table-cell office:value-type="string" calcext:value-type="string">
            <text:p>scale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88.8297872340426" calcext:value-type="float">
            <text:p>88.83</text:p>
          </table:table-cell>
          <table:table-cell/>
        </table:table-row>
        <table:table-row table:style-name="ro1">
          <table:table-cell office:value-type="string" calcext:value-type="string">
            <text:p>VGG16 MLP</text:p>
          </table:table-cell>
          <table:table-cell office:value-type="string" calcext:value-type="string">
            <text:p>scale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81.9148936170213" calcext:value-type="float">
            <text:p>81.9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Model</text:p>
          </table:table-cell>
          <table:table-cell table:style-name="ce13" office:value-type="string" calcext:value-type="string" table:number-columns-spanned="3" table:number-rows-spanned="1">
            <text:p>Accuracy for Rotation (Degree)</text:p>
          </table:table-cell>
          <table:covered-table-cell table:number-columns-repeated="2" table:style-name="ce13"/>
          <table:table-cell table:style-name="ce5" office:value-type="string" calcext:value-type="string">
            <text:p>Average</text:p>
          </table:table-cell>
        </table:table-row>
        <table:table-row table:style-name="ro1">
          <table:table-cell table:style-name="ce5"/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70" calcext:value-type="float">
            <text:p>270</text:p>
          </table:table-cell>
          <table:table-cell table:style-name="ce5"/>
        </table:table-row>
        <table:table-row table:style-name="ro1">
          <table:table-cell office:value-type="string" calcext:value-type="string">
            <text:p>SIFT LogReg</text:p>
          </table:table-cell>
          <table:table-cell table:style-name="ce15" office:value-type="float" office:value="96.2765957446808" calcext:value-type="float">
            <text:p>96.28</text:p>
          </table:table-cell>
          <table:table-cell table:style-name="ce15" office:value-type="float" office:value="97.3404255319149" calcext:value-type="float">
            <text:p>97.34</text:p>
          </table:table-cell>
          <table:table-cell table:style-name="ce15" office:value-type="float" office:value="95.7446808510638" calcext:value-type="float">
            <text:p>95.74</text:p>
          </table:table-cell>
          <table:table-cell table:style-name="ce15" table:formula="of:=AVERAGE([.B51:.D51])" office:value-type="float" office:value="96.4539007092199" calcext:value-type="float">
            <text:p>96.45</text:p>
          </table:table-cell>
        </table:table-row>
        <table:table-row table:style-name="ro1">
          <table:table-cell office:value-type="string" calcext:value-type="string">
            <text:p>SURF MLP</text:p>
          </table:table-cell>
          <table:table-cell table:number-columns-repeated="2" table:style-name="ce15" office:value-type="float" office:value="96.8085106382979" calcext:value-type="float">
            <text:p>96.81</text:p>
          </table:table-cell>
          <table:table-cell table:style-name="ce15" office:value-type="float" office:value="96.2765957446808" calcext:value-type="float">
            <text:p>96.28</text:p>
          </table:table-cell>
          <table:table-cell table:style-name="ce19" table:formula="of:=AVERAGE([.B52:.D52])" office:value-type="float" office:value="96.6312056737589" calcext:value-type="float">
            <text:p>96.63</text:p>
          </table:table-cell>
        </table:table-row>
        <table:table-row table:style-name="ro1">
          <table:table-cell office:value-type="string" calcext:value-type="string">
            <text:p>VGG16 MLP</text:p>
          </table:table-cell>
          <table:table-cell table:style-name="ce15" office:value-type="float" office:value="88.2978723404255" calcext:value-type="float">
            <text:p>88.30</text:p>
          </table:table-cell>
          <table:table-cell table:style-name="ce15" office:value-type="float" office:value="96.2765957446808" calcext:value-type="float">
            <text:p>96.28</text:p>
          </table:table-cell>
          <table:table-cell table:style-name="ce15" office:value-type="float" office:value="90.9574468085106" calcext:value-type="float">
            <text:p>90.96</text:p>
          </table:table-cell>
          <table:table-cell table:style-name="ce15" table:formula="of:=AVERAGE([.B53:.D53])" office:value-type="float" office:value="91.8439716312057" calcext:value-type="float">
            <text:p>91.8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5" office:value-type="string" calcext:value-type="string">
            <text:p>Model</text:p>
          </table:table-cell>
          <table:table-cell table:style-name="ce13" office:value-type="string" calcext:value-type="string" table:number-columns-spanned="3" table:number-rows-spanned="1">
            <text:p>Accuracy for Zoom (%)</text:p>
          </table:table-cell>
          <table:covered-table-cell table:number-columns-repeated="2" table:style-name="ce13"/>
          <table:table-cell table:style-name="ce5" office:value-type="string" calcext:value-type="string">
            <text:p>Average</text:p>
          </table:table-cell>
        </table:table-row>
        <table:table-row table:style-name="ro1">
          <table:table-cell table:style-name="ce5"/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50" calcext:value-type="float">
            <text:p>150</text:p>
          </table:table-cell>
          <table:table-cell table:style-name="ce5"/>
        </table:table-row>
        <table:table-row table:style-name="ro1">
          <table:table-cell office:value-type="string" calcext:value-type="string">
            <text:p>SIFT LogReg</text:p>
          </table:table-cell>
          <table:table-cell table:style-name="ce15" office:value-type="float" office:value="98.4042553191489" calcext:value-type="float">
            <text:p>98.40</text:p>
          </table:table-cell>
          <table:table-cell table:style-name="ce15" office:value-type="float" office:value="93.6170212765958" calcext:value-type="float">
            <text:p>93.62</text:p>
          </table:table-cell>
          <table:table-cell table:style-name="ce15" office:value-type="float" office:value="89.8936170212766" calcext:value-type="float">
            <text:p>89.89</text:p>
          </table:table-cell>
          <table:table-cell table:style-name="ce19" table:formula="of:=AVERAGE([.B58:.D58])" office:value-type="float" office:value="93.9716312056738" calcext:value-type="float">
            <text:p>93.97</text:p>
          </table:table-cell>
        </table:table-row>
        <table:table-row table:style-name="ro1">
          <table:table-cell office:value-type="string" calcext:value-type="string">
            <text:p>SURF MLP</text:p>
          </table:table-cell>
          <table:table-cell table:style-name="ce15" office:value-type="float" office:value="93.6170212765958" calcext:value-type="float">
            <text:p>93.62</text:p>
          </table:table-cell>
          <table:table-cell table:style-name="ce15" office:value-type="float" office:value="87.2340425531915" calcext:value-type="float">
            <text:p>87.23</text:p>
          </table:table-cell>
          <table:table-cell table:style-name="ce15" office:value-type="float" office:value="79.7872340425532" calcext:value-type="float">
            <text:p>79.79</text:p>
          </table:table-cell>
          <table:table-cell table:style-name="ce20" table:formula="of:=AVERAGE([.B59:.D59])" office:value-type="float" office:value="86.8794326241135" calcext:value-type="float">
            <text:p>86.88</text:p>
          </table:table-cell>
        </table:table-row>
        <table:table-row table:style-name="ro1">
          <table:table-cell office:value-type="string" calcext:value-type="string">
            <text:p>VGG16 MLP</text:p>
          </table:table-cell>
          <table:table-cell table:style-name="ce15" office:value-type="float" office:value="96.2765957446808" calcext:value-type="float">
            <text:p>96.28</text:p>
          </table:table-cell>
          <table:table-cell table:style-name="ce15" office:value-type="float" office:value="88.8297872340426" calcext:value-type="float">
            <text:p>88.83</text:p>
          </table:table-cell>
          <table:table-cell table:style-name="ce15" office:value-type="float" office:value="81.9148936170213" calcext:value-type="float">
            <text:p>81.91</text:p>
          </table:table-cell>
          <table:table-cell table:style-name="ce15" table:formula="of:=AVERAGE([.B60:.D60])" office:value-type="float" office:value="89.0070921985816" calcext:value-type="float">
            <text:p>89.01</text:p>
          </table:table-cell>
        </table:table-row>
      </table:table>
      <table:table table:name="not sliced" table:style-name="ta1">
        <table:shapes>
          <draw:frame draw:z-index="0" draw:name="Batik (5 classes) Classification Accuracy" draw:style-name="gr1" draw:text-style-name="P1" svg:width="571.83pt" svg:height="477.52pt" svg:x="824.66pt" svg:y="1.59pt">
            <draw:object draw:notify-on-update-of-ranges="'not sliced'.A3:'not sliced'.A20 'not sliced'.A1:'not sliced'.A1 'not sliced'.D3:'not sliced'.D20 'not sliced'.G3:'not sliced'.G20 'not sliced'.E3:'not sliced'.E20 'not sliced'.E3:'not sliced'.E20 'not sliced'.E3:'not sliced'.E15 'not sliced'.E3:'not sliced'.E15 'not sliced'.A1:'not sliced'.A1 'not sliced'.B3:'not sliced'.B20 'not sliced'.F3:'not sliced'.F20 'not sliced'.C3:'not sliced'.C20 'not sliced'.C3:'not sliced'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7.04pt" svg:height="426.39pt" svg:x="859.55pt" svg:y="529.6pt">
            <draw:object draw:notify-on-update-of-ranges="'not sliced'.A25:'not sliced'.A25 'not sliced'.A26:'not sliced'.A26 'not sliced'.A27:'not sliced'.A27 'not sliced'.A28:'not sliced'.A28 'not sliced'.A29:'not sliced'.A29 'not sliced'.A30:'not sliced'.A30 'not sliced'.A31:'not sliced'.A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-fold CV k = 7, 602 data &amp; 523 data (tuned)</text:p>
          </table:table-cell>
          <table:table-cell table:style-name="ce1" table:number-columns-repeated="3"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1" office:value-type="string" calcext:value-type="string">
            <text:p>Accuracy (Tuned)</text:p>
          </table:table-cell>
          <table:table-cell table:style-name="ce4" office:value-type="string" calcext:value-type="string">
            <text:p>Std D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 + BoW + DecisionTree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GradientBoosting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table:style-name="ce18" office:value-type="float" office:value="0.67" calcext:value-type="float">
            <text:p>0.67</text:p>
          </table:table-cell>
          <table:table-cell table:style-name="ce18" office:value-type="float" office:value="0.16" calcext:value-type="float">
            <text:p>0.16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SIFT + BoW + LogReg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NN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DecisionTree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GradientBoosting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LogReg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table:style-name="ce18" office:value-type="float" office:value="0.68" calcext:value-type="float">
            <text:p>0.68</text:p>
          </table:table-cell>
          <table:table-cell table:style-name="ce18"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NN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SVM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DecisionTree</text:p>
          </table:table-cell>
          <table:table-cell office:value-type="float" office:value="0.47" calcext:value-type="float">
            <text:p>0.47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GradientBoosting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VGG16 + LogReg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6" office:value-type="string" calcext:value-type="string">
            <text:p>VGG16 + NN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0.06" calcext:value-type="float">
            <text:p>0.06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RandomForest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 office:value-type="string" calcext:value-type="string">
            <text:p>K-fold CV k = 7, 523 data (tuned)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300" calcext:value-type="float">
            <text:p>300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</table:table-row>
        <table:table-row table:style-name="ro1">
          <table:table-cell table:style-name="ce3" office:value-type="string" calcext:value-type="string">
            <text:p>Two Sigmoid hidden layers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wo ReLU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style-name="ce6" office:value-type="string" calcext:value-type="string">
            <text:p>Two TanH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0.06" calcext:value-type="float">
            <text:p>0.06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wo ReLU + TanH hidden layers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One Sigmoid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3" calcext:value-type="float">
            <text:p>0.13</text:p>
          </table:table-cell>
          <table:table-cell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One ReLU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3" calcext:value-type="float">
            <text:p>0.63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office:value-type="float" office:value="0.07" calcext:value-type="float">
            <text:p>0.07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One TanH hidden layer</text:p>
          </table:table-cell>
          <table:table-cell office:value-type="float" office:value="0.69" calcext:value-type="float">
            <text:p>0.69</text:p>
          </table:table-cell>
          <table:table-cell office:value-type="float" office:value="0.07" calcext:value-type="float">
            <text:p>0.07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8" office:value-type="string" calcext:value-type="string">
            <text:p>Two TanH hidden layers, trained 100 epoch with tuned dataset: 476 train data, 47 fest data (transformed)</text:p>
          </table:table-cell>
          <table:table-cell table:style-name="ce8"/>
          <table:table-cell table:style-name="ce4" table:number-columns-repeated="3"/>
          <table:table-cell table:number-columns-repeated="4"/>
        </table:table-row>
        <table:table-row table:style-name="ro1">
          <table:table-cell table:style-name="ce8" office:value-type="string" calcext:value-type="string">
            <text:p>Variance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Zoom in 10%</text:p>
          </table:table-cell>
          <table:table-cell table:style-name="ce3"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table:style-name="ce10" table:formula="of:=AVERAGE([.B36:.D36])" office:value-type="float" office:value="0.726666666666667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30%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72" calcext:value-type="float">
            <text:p>0.72</text:p>
          </table:table-cell>
          <table:table-cell table:style-name="ce10" table:formula="of:=AVERAGE([.B37:.D37])" office:value-type="float" office:value="0.706666666666667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50%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table:style-name="ce10" table:formula="of:=AVERAGE([.B38:.D38])"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Rotate 90°</text:span>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table:style-name="ce10" table:formula="of:=AVERAGE([.B39:.D39])" office:value-type="float" office:value="0.523333333333333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Rotate 180°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table:style-name="ce10" table:formula="of:=AVERAGE([.B40:.D40])"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ate 270°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table:style-name="ce10" table:formula="of:=AVERAGE([.B41:.D41])" office:value-type="float" office:value="0.466666666666667" calcext:value-type="float">
            <text:p>0.4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verage</text:p>
          </table:table-cell>
          <table:table-cell table:style-name="ce9" table:number-columns-repeated="3"/>
          <table:table-cell table:style-name="ce11" table:formula="of:=AVERAGE([.E36:.E41])" office:value-type="float" office:value="0.622222222222222" calcext:value-type="float">
            <text:p>0.62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8" office:value-type="string" calcext:value-type="string">
            <text:p>Two TanH hidden layers, trained 100 epoch with tuned dataset: 476 train data, 47 fest data (transformed)</text:p>
          </table:table-cell>
          <table:table-cell table:style-name="ce8"/>
          <table:table-cell table:style-name="ce4" table:number-columns-repeated="3"/>
          <table:table-cell table:number-columns-repeated="4"/>
        </table:table-row>
        <table:table-row table:style-name="ro1">
          <table:table-cell table:style-name="ce8" office:value-type="string" calcext:value-type="string">
            <text:p>Variance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Zoom in 10%</text:p>
          </table:table-cell>
          <table:table-cell table:style-name="ce3"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table:style-name="ce10" table:formula="of:=AVERAGE([.B47:.D47])" office:value-type="float" office:value="0.72666666666666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Zoom in 20%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61" calcext:value-type="float">
            <text:p>0.61</text:p>
          </table:table-cell>
          <table:table-cell table:style-name="ce14" office:value-type="float" office:value="0.72" calcext:value-type="float">
            <text:p>0.72</text:p>
          </table:table-cell>
          <table:table-cell table:style-name="ce17" table:formula="of:=AVERAGE([.B48:.D48])" office:value-type="float" office:value="0.676666666666667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30%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72" calcext:value-type="float">
            <text:p>0.72</text:p>
          </table:table-cell>
          <table:table-cell table:style-name="ce10" table:formula="of:=AVERAGE([.B49:.D49])" office:value-type="float" office:value="0.706666666666667" calcext:value-type="float">
            <text:p>0.7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Zoom in 40%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0.64" calcext:value-type="float">
            <text:p>0.64</text:p>
          </table:table-cell>
          <table:table-cell table:style-name="ce14" office:value-type="float" office:value="0.7" calcext:value-type="float">
            <text:p>0.7</text:p>
          </table:table-cell>
          <table:table-cell table:style-name="ce17" table:formula="of:=AVERAGE([.B50:.D50])"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50%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table:style-name="ce10" table:formula="of:=AVERAGE([.B51:.D51])" office:value-type="float" office:value="0.68" calcext:value-type="float">
            <text:p>0.68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<text:span text:style-name="T1">Rotate 15°</text:span></text:p>
          </table:table-cell>
          <table:table-cell table:number-columns-repeated="2" table:style-name="ce14" office:value-type="float" office:value="0.49" calcext:value-type="float">
            <text:p>0.49</text:p>
          </table:table-cell>
          <table:table-cell table:style-name="ce14" office:value-type="float" office:value="0.47" calcext:value-type="float">
            <text:p>0.47</text:p>
          </table:table-cell>
          <table:table-cell table:style-name="ce17" table:formula="of:=AVERAGE([.B52:.D52])" office:value-type="float" office:value="0.483333333333333" calcext:value-type="float">
            <text:p>0.48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<text:span text:style-name="T1">Rotate 45°</text:span>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0.49" calcext:value-type="float">
            <text:p>0.49</text:p>
          </table:table-cell>
          <table:table-cell table:style-name="ce14" office:value-type="float" office:value="0.38" calcext:value-type="float">
            <text:p>0.38</text:p>
          </table:table-cell>
          <table:table-cell table:style-name="ce17" table:formula="of:=AVERAGE([.B53:.D53])" office:value-type="float" office:value="0.403333333333333" calcext:value-type="float">
            <text:p>0.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Rotate 90°</text:span>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table:style-name="ce10" table:formula="of:=AVERAGE([.B54:.D54])" office:value-type="float" office:value="0.523333333333333" calcext:value-type="float">
            <text:p>0.52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<text:span text:style-name="T1">Rotate 135°</text:span>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53" calcext:value-type="float">
            <text:p>0.53</text:p>
          </table:table-cell>
          <table:table-cell table:style-name="ce14" office:value-type="float" office:value="0.45" calcext:value-type="float">
            <text:p>0.45</text:p>
          </table:table-cell>
          <table:table-cell table:style-name="ce17" table:formula="of:=AVERAGE([.B55:.D55])" office:value-type="float" office:value="0.46" calcext:value-type="float">
            <text:p>0.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Rotate 180°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table:style-name="ce10" table:formula="of:=AVERAGE([.B56:.D56])"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ate 270°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table:style-name="ce10" table:formula="of:=AVERAGE([.B57:.D57])" office:value-type="float" office:value="0.466666666666667" calcext:value-type="float">
            <text:p>0.4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liced.A27:sliced.D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not sliced'.A2:'not sliced'.E2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07:58:13.431521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39:11.979951260</meta:creation-date>
    <dc:date>2018-03-22T09:35:02.391493671</dc:date>
    <meta:editing-duration>PT19H10M30S</meta:editing-duration>
    <meta:editing-cycles>36</meta:editing-cycles>
    <meta:generator>LibreOffice/6.0.1.1$Linux_X86_64 LibreOffice_project/60bfb1526849283ce2491346ed2aa51c465abfe6</meta:generator>
    <meta:document-statistic meta:table-count="2" meta:cell-count="4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'not sliced'.E3:'not sliced'.E20" chart:error-lower-range="'not sliced'.E3:'not sliced'.E20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not sliced'.E3:'not sliced'.E15" chart:error-lower-range="'not sliced'.E3:'not sliced'.E1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'not sliced'.E3:'not sliced'.E20" chart:error-lower-range="'not sliced'.E3:'not sliced'.E20" loext:std-weight="1"/>
      <style:graphic-properties draw:stroke="solid" svg:stroke-width="0.051cm" svg:stroke-color="#ed1c24" svg:stroke-opacity="50%" draw:stroke-linejoin="round"/>
    </style:style>
    <style:style style:name="ch13" style:family="chart" style:data-style-name="N0">
      <style:chart-properties chart:link-data-style-to-source="true" chart:error-category="cell-range" chart:error-upper-range="'not sliced'.C3:'not sliced'.C20" chart:error-lower-range="'not sliced'.C3:'not sliced'.C20"/>
      <style:graphic-properties draw:stroke="none" draw:fill-color="#fff2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not sliced'.C3:'not sliced'.C20" chart:error-lower-range="'not sliced'.C3:'not sliced'.C20" loext:std-weight="1"/>
      <style:graphic-properties draw:stroke="solid" svg:stroke-width="0.051cm" svg:stroke-color="#ed1c24" svg:stroke-opacity="5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174cm" svg:height="16.847cm" xlink:href=".." xlink:type="simple" chart:class="chart:bar" chart:style-name="ch1">
        <chart:title svg:x="6.73cm" svg:y="0.471cm" chart:style-name="ch2">
          <text:p>Batik Classifiers Comparison</text:p>
        </chart:title>
        <chart:subtitle svg:x="6.035cm" svg:y="1.66cm" chart:style-name="ch3">
          <text:p>Cross Validation (k = 7) on 5 classes datasets</text:p>
        </chart:subtitle>
        <chart:legend svg:x="7.291cm" svg:y="15.869cm" style:legend-expansion="custom" chartooo:width="5.8cm" chartooo:height="0.598cm" style:legend-expansion-aspect-ratio="9.69899665551839" chart:style-name="ch4"/>
        <chart:plot-area chart:style-name="ch5" table:cell-range-address="'not sliced'.A3:'not sliced'.B20 'not sliced'.A1:'not sliced'.A1 'not sliced'.D3:'not sliced'.D20 'not sliced'.F3:'not sliced'.G20" chart:data-source-has-labels="both" svg:x="0.312cm" svg:y="2.64cm" svg:width="19.513cm" svg:height="12.14cm">
          <chartooo:coordinate-region svg:x="5.722cm" svg:y="2.64cm" svg:width="13.863cm" svg:height="11.493cm"/>
          <chart:axis chart:dimension="x" chart:name="primary-x" chart:style-name="ch6" chartooo:axis-type="auto">
            <chartooo:date-scale/>
            <chart:categories table:cell-range-address="'not sliced'.A3:'not sliced'.A20"/>
          </chart:axis>
          <chart:axis chart:dimension="y" chart:name="primary-y" chart:style-name="ch7">
            <chart:title svg:x="9.349cm" svg:y="15.116cm" chart:style-name="ch8">
              <text:p>Accuracy</text:p>
            </chart:title>
            <chart:grid chart:style-name="ch9" chart:class="major"/>
          </chart:axis>
          <chart:series chart:style-name="ch10" chart:values-cell-range-address="'not sliced'.D3:'not sliced'.D20" chart:label-cell-address="'not sliced'.A1:'not sliced'.A1" chart:class="chart:bar">
            <chart:error-indicator chart:style-name="ch11" chart:dimension="x"/>
            <chart:error-indicator chart:style-name="ch12" chart:dimension="y"/>
            <chart:data-point chart:repeated="18"/>
            <loext:propertry-mapping loext:property="FillColor" loext:cell-range-address="'not sliced'.G3:'not sliced'.G20"/>
          </chart:series>
          <chart:series chart:style-name="ch13" chart:values-cell-range-address="'not sliced'.B3:'not sliced'.B20" chart:label-cell-address="'not sliced'.A1:'not sliced'.A1" chart:class="chart:bar">
            <chart:error-indicator chart:style-name="ch14" chart:dimension="y"/>
            <chart:data-point chart:repeated="11"/>
            <chart:data-point chart:style-name="ch15" chart:repeated="2"/>
            <chart:data-point chart:repeated="5"/>
            <loext:propertry-mapping loext:property="FillColor" loext:cell-range-address="'not sliced'.F3:'not sliced'.F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-fold CV k = 7, 602 data &amp; 523 data (tuned)</text:p>
                <draw:g>
                  <svg:desc>'not sliced'.A1:'not sliced'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K-fold CV k = 7, 602 data &amp; 523 data (tuned)</text:p>
                <draw:g>
                  <svg:desc>'not sliced'.A1:'not sliced'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IFT + BoW + DecisionTree</text:p>
                <draw:g>
                  <svg:desc>'not sliced'.A3:'not sliced'.A20</svg:desc>
                </draw:g>
              </table:table-cell>
              <table:table-cell office:value-type="float" office:value="0.53">
                <text:p>0.53</text:p>
                <draw:g>
                  <svg:desc>'not sliced'.D3:'not sliced'.D20</svg:desc>
                </draw:g>
              </table:table-cell>
              <table:table-cell office:value-type="float" office:value="0.11">
                <text:p>0.11</text:p>
                <draw:g>
                  <svg:desc>'not sliced'.E3:'not sliced'.E15</svg:desc>
                </draw:g>
              </table:table-cell>
              <table:table-cell office:value-type="float" office:value="0.11">
                <text:p>0.11</text:p>
                <draw:g>
                  <svg:desc>'not sliced'.E3:'not sliced'.E15</svg:desc>
                </draw:g>
              </table:table-cell>
              <table:table-cell office:value-type="float" office:value="0.11">
                <text:p>0.11</text:p>
                <draw:g>
                  <svg:desc>'not sliced'.E3:'not sliced'.E20</svg:desc>
                </draw:g>
              </table:table-cell>
              <table:table-cell office:value-type="float" office:value="0.11">
                <text:p>0.11</text:p>
                <draw:g>
                  <svg:desc>'not sliced'.E3:'not sliced'.E20</svg:desc>
                </draw:g>
              </table:table-cell>
              <table:table-cell office:value-type="float" office:value="NaN">
                <text:p>NaN</text:p>
                <draw:g>
                  <svg:desc>'not sliced'.G3:'not sliced'.G20</svg:desc>
                </draw:g>
              </table:table-cell>
              <table:table-cell office:value-type="float" office:value="0.48">
                <text:p>0.48</text:p>
                <draw:g>
                  <svg:desc>'not sliced'.B3:'not sliced'.B20</svg:desc>
                </draw:g>
              </table:table-cell>
              <table:table-cell office:value-type="float" office:value="0.06">
                <text:p>0.06</text:p>
                <draw:g>
                  <svg:desc>'not sliced'.C3:'not sliced'.C20</svg:desc>
                </draw:g>
              </table:table-cell>
              <table:table-cell office:value-type="float" office:value="0.06">
                <text:p>0.06</text:p>
                <draw:g>
                  <svg:desc>'not sliced'.C3:'not sliced'.C20</svg:desc>
                </draw:g>
              </table:table-cell>
              <table:table-cell office:value-type="float" office:value="NaN">
                <text:p>NaN</text:p>
                <draw:g>
                  <svg:desc>'not sliced'.F3:'not sliced'.F20</svg:desc>
                </draw:g>
              </table:table-cell>
            </table:table-row>
            <table:table-row>
              <table:table-cell office:value-type="string">
                <text:p>SIFT + BoW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LogReg</text:p>
              </table:table-cell>
              <table:table-cell office:value-type="float" office:value="0.65">
                <text:p>0.6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NN</text:p>
              </table:table-cell>
              <table:table-cell office:value-type="float" office:value="0.66">
                <text:p>0.6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SVM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GradientBoosting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LogReg</text:p>
              </table:table-cell>
              <table:table-cell office:value-type="float" office:value="0.68">
                <text:p>0.68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NN</text:p>
              </table:table-cell>
              <table:table-cell office:value-type="float" office:value="0.63">
                <text:p>0.6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RandomForest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SVM</text:p>
              </table:table-cell>
              <table:table-cell office:value-type="float" office:value="0.35">
                <text:p>0.35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DecisionTree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LogRe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NN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SVM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liced.C3:sliced.C20" chart:error-lower-range="sliced.C3:sliced.C20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liced.C3:sliced.C20" chart:error-lower-range="sliced.C3:sliced.C20"/>
      <style:graphic-properties draw:stroke="none" draw:fill-color="#b2b2b2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liced.C3:sliced.C20" chart:error-lower-range="sliced.C3:sliced.C2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17.979cm" xlink:href=".." xlink:type="simple" chart:class="chart:bar" chart:style-name="ch1">
        <chart:title svg:x="5.009cm" svg:y="0.495cm" chart:style-name="ch2">
          <text:p>Batik Classification Accuracy</text:p>
        </chart:title>
        <chart:subtitle svg:x="3.646cm" svg:y="1.633cm" chart:style-name="ch3">
          <text:p>2,092 images, 5 classes, 10 folds cross-validation</text:p>
        </chart:subtitle>
        <chart:plot-area chart:style-name="ch4" table:cell-range-address="sliced.L25:sliced.L25 sliced.A3:sliced.B20" chart:data-source-has-labels="both" svg:x="0.32cm" svg:y="2.675cm" svg:width="15.367cm" svg:height="13.964cm">
          <chartooo:coordinate-region svg:x="3.085cm" svg:y="2.675cm" svg:width="12.322cm" svg:height="13.317cm"/>
          <chart:axis chart:dimension="x" chart:name="primary-x" chart:style-name="ch5" chartooo:axis-type="auto">
            <chartooo:date-scale/>
            <chart:categories table:cell-range-address="sliced.A3:sliced.A20"/>
          </chart:axis>
          <chart:axis chart:dimension="y" chart:name="primary-y" chart:style-name="ch6">
            <chart:title svg:x="7.284cm" svg:y="16.998cm" chart:style-name="ch7">
              <text:p>Accuracy</text:p>
            </chart:title>
            <chart:grid chart:style-name="ch8" chart:class="major"/>
          </chart:axis>
          <chart:series chart:style-name="ch9" chart:values-cell-range-address="sliced.B3:sliced.B20" chart:class="chart:bar">
            <chart:error-indicator chart:style-name="ch10" chart:dimension="y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VGG16 MLP</text:p>
                <draw:g>
                  <svg:desc>sliced.A3:sliced.A20</svg:desc>
                </draw:g>
              </table:table-cell>
              <table:table-cell office:value-type="float" office:value="89">
                <text:p>89</text:p>
                <draw:g>
                  <svg:desc>sliced.B3:sliced.B20</svg:desc>
                </draw:g>
              </table:table-cell>
              <table:table-cell office:value-type="float" office:value="7">
                <text:p>7</text:p>
                <draw:g>
                  <svg:desc>sliced.C3:sliced.C20</svg:desc>
                </draw:g>
              </table:table-cell>
              <table:table-cell office:value-type="float" office:value="7">
                <text:p>7</text:p>
                <draw:g>
                  <svg:desc>sliced.C3:sliced.C20</svg:desc>
                </draw:g>
              </table:table-cell>
            </table:table-row>
            <table:table-row>
              <table:table-cell office:value-type="string">
                <text:p>SIFT LogReg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IFT MLP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URF LogReg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URF MLP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VGG16 LogReg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URF SVM</text:p>
              </table:table-cell>
              <table:table-cell office:value-type="float" office:value="86">
                <text:p>8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GG16 GBoost </text:p>
              </table:table-cell>
              <table:table-cell office:value-type="float" office:value="84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IFT SVM</text:p>
              </table:table-cell>
              <table:table-cell office:value-type="float" office:value="82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IFT GBoost </text:p>
              </table:table-cell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VGG16 SVM</text:p>
              </table:table-cell>
              <table:table-cell office:value-type="float" office:value="81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URF GBoost 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VGG16 RF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IFT RF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URF RF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GG16 DTree 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IFT DTree 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URF DTree 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upper-range="'not sliced'.C25:'not sliced'.C25 'not sliced'.E25:'not sliced'.E25 'not sliced'.G25:'not sliced'.G25" chart:error-lower-range="'not sliced'.C25:'not sliced'.C25 'not sliced'.E25:'not sliced'.E25 'not sliced'.G25:'not sliced'.G2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upper-range="'not sliced'.C26:'not sliced'.C26 'not sliced'.E26:'not sliced'.E26 'not sliced'.G26:'not sliced'.G26" chart:error-lower-range="'not sliced'.C26:'not sliced'.C26 'not sliced'.E26:'not sliced'.E26 'not sliced'.G26:'not sliced'.G2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 chart:error-upper-range="'not sliced'.C30:'not sliced'.C30 'not sliced'.E30:'not sliced'.E30 'not sliced'.G30:'not sliced'.G30" chart:error-lower-range="'not sliced'.C30:'not sliced'.C30 'not sliced'.E30:'not sliced'.E30 'not sliced'.G30:'not sliced'.G30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1cm" svg:height="15.043cm" xlink:href=".." xlink:type="simple" chart:class="chart:line" chart:style-name="ch1">
        <chart:title svg:x="5.155cm" svg:y="0.435cm" chart:style-name="ch2">
          <text:p>VGG16 Batik Classifiers Accuracy</text:p>
        </chart:title>
        <chart:subtitle svg:x="3.493cm" svg:y="1.588cm" chart:style-name="ch3">
          <text:p>Cross validation (k = 7) on tuned 5 classes dataset (523 images)</text:p>
        </chart:subtitle>
        <chart:legend chart:legend-position="bottom" svg:x="3.435cm" svg:y="12.95cm" style:legend-expansion="wide" chart:style-name="ch4"/>
        <chart:plot-area chart:style-name="ch5" table:cell-range-address="'not sliced'.B23:'not sliced'.B23 'not sliced'.D23:'not sliced'.D23 'not sliced'.F23:'not sliced'.F23 'not sliced'.H23:'not sliced'.H23 'not sliced'.A25:'not sliced'.B31 'not sliced'.D25:'not sliced'.D31 'not sliced'.F25:'not sliced'.F31 'not sliced'.H25:'not sliced'.H31" chart:data-source-has-labels="both" svg:x="1.375cm" svg:y="2.571cm" svg:width="16.502cm" svg:height="8.914cm">
          <chartooo:coordinate-region svg:x="2.287cm" svg:y="2.77cm" svg:width="15.31cm" svg:height="8.068cm"/>
          <chart:axis chart:dimension="x" chart:name="primary-x" chart:style-name="ch6" chartooo:axis-type="auto">
            <chartooo:date-scale/>
            <chart:title svg:x="9.026cm" svg:y="11.785cm" chart:style-name="ch7">
              <text:p>Epochs</text:p>
            </chart:title>
            <chart:categories table:cell-range-address="'not sliced'.B23:'not sliced'.B23 'not sliced'.D23:'not sliced'.D23 'not sliced'.F23:'not sliced'.F23 'not sliced'.H23:'not sliced'.H23"/>
          </chart:axis>
          <chart:axis chart:dimension="y" chart:name="primary-y" chart:style-name="ch8">
            <chart:title svg:x="0.451cm" svg:y="7.747cm" chart:style-name="ch9">
              <text:p>Accuracy</text:p>
            </chart:title>
            <chart:grid chart:style-name="ch10" chart:class="major"/>
          </chart:axis>
          <chart:series chart:style-name="ch11" chart:values-cell-range-address="'not sliced'.B25:'not sliced'.B25 'not sliced'.D25:'not sliced'.D25 'not sliced'.F25:'not sliced'.F25 'not sliced'.H25:'not sliced'.H25" chart:label-cell-address="'not sliced'.A25:'not sliced'.A25" chart:class="chart:line">
            <chart:data-point chart:repeated="4"/>
          </chart:series>
          <chart:series chart:style-name="ch12" chart:values-cell-range-address="'not sliced'.B26:'not sliced'.B26 'not sliced'.D26:'not sliced'.D26 'not sliced'.F26:'not sliced'.F26 'not sliced'.H26:'not sliced'.H26" chart:label-cell-address="'not sliced'.A26:'not sliced'.A26" chart:class="chart:line">
            <chart:data-point chart:repeated="4"/>
          </chart:series>
          <chart:series chart:style-name="ch13" chart:values-cell-range-address="'not sliced'.B27:'not sliced'.B27 'not sliced'.D27:'not sliced'.D27 'not sliced'.F27:'not sliced'.F27 'not sliced'.H27:'not sliced'.H27" chart:label-cell-address="'not sliced'.A27:'not sliced'.A27" chart:class="chart:line">
            <chart:data-point chart:repeated="4"/>
          </chart:series>
          <chart:series chart:style-name="ch14" chart:values-cell-range-address="'not sliced'.B28:'not sliced'.B28 'not sliced'.D28:'not sliced'.D28 'not sliced'.F28:'not sliced'.F28 'not sliced'.H28:'not sliced'.H28" chart:label-cell-address="'not sliced'.A28:'not sliced'.A28" chart:class="chart:line">
            <chart:data-point chart:repeated="4"/>
          </chart:series>
          <chart:series chart:style-name="ch15" chart:values-cell-range-address="'not sliced'.B29:'not sliced'.B29 'not sliced'.D29:'not sliced'.D29 'not sliced'.F29:'not sliced'.F29 'not sliced'.H29:'not sliced'.H29" chart:label-cell-address="'not sliced'.A29:'not sliced'.A29" chart:class="chart:line">
            <chart:data-point chart:repeated="4"/>
          </chart:series>
          <chart:series chart:style-name="ch16" chart:values-cell-range-address="'not sliced'.B30:'not sliced'.B30 'not sliced'.D30:'not sliced'.D30 'not sliced'.F30:'not sliced'.F30 'not sliced'.H30:'not sliced'.H30" chart:label-cell-address="'not sliced'.A30:'not sliced'.A30" chart:class="chart:line">
            <chart:data-point chart:repeated="4"/>
          </chart:series>
          <chart:series chart:style-name="ch17" chart:values-cell-range-address="'not sliced'.B31:'not sliced'.B31 'not sliced'.D31:'not sliced'.D31 'not sliced'.F31:'not sliced'.F31 'not sliced'.H31:'not sliced'.H31" chart:label-cell-address="'not sliced'.A31:'not sliced'.A3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'not sliced'.B23:'not sliced'.B23 'not sliced'.D23:'not sliced'.D23 'not sliced'.F23:'not sliced'.F23 'not sliced'.H23:'not sliced'.H2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Two Sigmoid hidden layers</text:p>
                <draw:g>
                  <svg:desc>'not sliced'.A25:'not sliced'.A25</svg:desc>
                </draw:g>
              </table:table-cell>
              <table:table-cell office:value-type="float" office:value="0.62">
                <text:p>0.62</text:p>
                <draw:g>
                  <svg:desc>'not sliced'.B25:'not sliced'.B25 'not sliced'.D25:'not sliced'.D25 'not sliced'.F25:'not sliced'.F25 'not sliced'.H25:'not sliced'.H25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hidden layers</text:p>
                <draw:g>
                  <svg:desc>'not sliced'.A26:'not sliced'.A26</svg:desc>
                </draw:g>
              </table:table-cell>
              <table:table-cell office:value-type="float" office:value="0.67">
                <text:p>0.67</text:p>
                <draw:g>
                  <svg:desc>'not sliced'.B26:'not sliced'.B26 'not sliced'.D26:'not sliced'.D26 'not sliced'.F26:'not sliced'.F26 'not sliced'.H26:'not sliced'.H26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wo TanH hidden layers</text:p>
                <draw:g>
                  <svg:desc>'not sliced'.A27:'not sliced'.A27</svg:desc>
                </draw:g>
              </table:table-cell>
              <table:table-cell office:value-type="float" office:value="0.67">
                <text:p>0.67</text:p>
                <draw:g>
                  <svg:desc>'not sliced'.B27:'not sliced'.B27 'not sliced'.D27:'not sliced'.D27 'not sliced'.F27:'not sliced'.F27 'not sliced'.H27:'not sliced'.H27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+ TanH hidden layers</text:p>
                <draw:g>
                  <svg:desc>'not sliced'.A28:'not sliced'.A28</svg:desc>
                </draw:g>
              </table:table-cell>
              <table:table-cell office:value-type="float" office:value="0.68">
                <text:p>0.68</text:p>
                <draw:g>
                  <svg:desc>'not sliced'.B28:'not sliced'.B28 'not sliced'.D28:'not sliced'.D28 'not sliced'.F28:'not sliced'.F28 'not sliced'.H28:'not sliced'.H28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One Sigmoid hidden layer</text:p>
                <draw:g>
                  <svg:desc>'not sliced'.A29:'not sliced'.A29</svg:desc>
                </draw:g>
              </table:table-cell>
              <table:table-cell office:value-type="float" office:value="0.67">
                <text:p>0.67</text:p>
                <draw:g>
                  <svg:desc>'not sliced'.B29:'not sliced'.B29 'not sliced'.D29:'not sliced'.D29 'not sliced'.F29:'not sliced'.F29 'not sliced'.H29:'not sliced'.H29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One ReLU hidden layer</text:p>
                <draw:g>
                  <svg:desc>'not sliced'.A30:'not sliced'.A30</svg:desc>
                </draw:g>
              </table:table-cell>
              <table:table-cell office:value-type="float" office:value="0.67">
                <text:p>0.67</text:p>
                <draw:g>
                  <svg:desc>'not sliced'.B30:'not sliced'.B30 'not sliced'.D30:'not sliced'.D30 'not sliced'.F30:'not sliced'.F30 'not sliced'.H30:'not sliced'.H30</svg:desc>
                </draw:g>
              </table:table-cell>
              <table:table-cell office:value-type="float" office:value="0.63">
                <text:p>0.63</text:p>
              </table:table-cell>
              <table:table-cell office:value-type="float" office:value="0.65">
                <text:p>0.6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One TanH hidden layer</text:p>
                <draw:g>
                  <svg:desc>'not sliced'.A31:'not sliced'.A31</svg:desc>
                </draw:g>
              </table:table-cell>
              <table:table-cell office:value-type="float" office:value="0.69">
                <text:p>0.69</text:p>
                <draw:g>
                  <svg:desc>'not sliced'.B31:'not sliced'.B31 'not sliced'.D31:'not sliced'.D31 'not sliced'.F31:'not sliced'.F31 'not sliced'.H31:'not sliced'.H31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